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0.847cm" style:rel-column-width="480*"/>
    </style:style>
    <style:style style:name="Table1.B" style:family="table-column">
      <style:table-column-properties style:column-width="1.145cm" style:rel-column-width="649*"/>
    </style:style>
    <style:style style:name="Table1.C" style:family="table-column">
      <style:table-column-properties style:column-width="2.402cm" style:rel-column-width="1362*"/>
    </style:style>
    <style:style style:name="Table1.D" style:family="table-column">
      <style:table-column-properties style:column-width="1.51cm" style:rel-column-width="856*"/>
    </style:style>
    <style:style style:name="Table1.E" style:family="table-column">
      <style:table-column-properties style:column-width="11.097cm" style:rel-column-width="62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f6f9d4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6f9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4pt" officeooo:rsid="001cb9a5" officeooo:paragraph-rsid="001cb9a5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1cb9a5" officeooo:paragraph-rsid="001cb9a5" style:font-size-asian="14pt" style:font-size-complex="14pt"/>
    </style:style>
    <style:style style:name="P3" style:family="paragraph" style:parent-style-name="Standard">
      <style:text-properties fo:font-size="14pt" officeooo:rsid="001eb6bd" officeooo:paragraph-rsid="001eb6bd" style:font-size-asian="14pt" style:font-size-complex="14pt"/>
    </style:style>
    <style:style style:name="P4" style:family="paragraph" style:parent-style-name="Standard">
      <style:text-properties fo:font-size="14pt" officeooo:rsid="001fd7ad" officeooo:paragraph-rsid="001fd7ad" style:font-size-asian="14pt" style:font-size-complex="14pt"/>
    </style:style>
    <style:style style:name="P5" style:family="paragraph" style:parent-style-name="Standard">
      <style:text-properties fo:font-size="14pt" officeooo:rsid="00205cc8" officeooo:paragraph-rsid="00205cc8" style:font-size-asian="14pt" style:font-size-complex="14pt"/>
    </style:style>
    <style:style style:name="P6" style:family="paragraph" style:parent-style-name="Standard">
      <style:text-properties fo:font-size="14pt" officeooo:rsid="00222710" officeooo:paragraph-rsid="00222710" style:font-size-asian="14pt" style:font-size-complex="14pt"/>
    </style:style>
    <style:style style:name="P7" style:family="paragraph" style:parent-style-name="Standard">
      <style:text-properties fo:font-size="14pt" fo:font-weight="bold" officeooo:rsid="001cb9a5" officeooo:paragraph-rsid="001cb9a5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9a5"/>
    </style:style>
    <style:style style:name="P9" style:family="paragraph" style:parent-style-name="Standard">
      <style:text-properties fo:font-size="14pt" officeooo:rsid="001fd7ad" officeooo:paragraph-rsid="001fd7ad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4pt" officeooo:rsid="0023f481" officeooo:paragraph-rsid="0023f481" style:font-size-asian="14pt" style:font-size-complex="14pt"/>
    </style:style>
    <style:style style:name="P11" style:family="paragraph" style:parent-style-name="Standard">
      <style:text-properties fo:font-size="14pt" officeooo:rsid="0023f481" officeooo:paragraph-rsid="0023f481" style:font-size-asian="14pt" style:font-size-complex="14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officeooo:rsid="0023f481" officeooo:paragraph-rsid="0023f481" style:font-size-asian="14pt" style:font-size-complex="14pt"/>
    </style:style>
    <style:style style:name="P14" style:family="paragraph" style:parent-style-name="Table_20_Contents">
      <style:text-properties fo:font-size="14pt" officeooo:rsid="00258c28" officeooo:paragraph-rsid="00258c28" style:font-size-asian="14pt" style:font-size-complex="14pt"/>
    </style:style>
    <style:style style:name="P15" style:family="paragraph" style:parent-style-name="Table_20_Contents">
      <style:text-properties fo:font-size="14pt" officeooo:rsid="002681f9" officeooo:paragraph-rsid="002681f9" style:font-size-asian="14pt" style:font-size-complex="14pt"/>
    </style:style>
    <style:style style:name="P16" style:family="paragraph" style:parent-style-name="Table_20_Contents">
      <style:text-properties fo:font-size="14pt" officeooo:rsid="00278db7" officeooo:paragraph-rsid="0028943a" style:font-size-asian="14pt" style:font-size-complex="14pt"/>
    </style:style>
    <style:style style:name="P17" style:family="paragraph" style:parent-style-name="Table_20_Contents">
      <style:text-properties fo:font-size="14pt" officeooo:rsid="00278db7" officeooo:paragraph-rsid="00290b51" style:font-size-asian="14pt" style:font-size-complex="14pt"/>
    </style:style>
    <style:style style:name="P18" style:family="paragraph" style:parent-style-name="Table_20_Contents">
      <style:text-properties fo:font-size="14pt" fo:font-weight="normal" officeooo:rsid="002681f9" officeooo:paragraph-rsid="002681f9" style:font-size-asian="14pt" style:font-weight-asian="normal" style:font-size-complex="14pt" style:font-weight-complex="normal"/>
    </style:style>
    <style:style style:name="P19" style:family="paragraph" style:parent-style-name="Table_20_Contents">
      <style:text-properties fo:font-size="14pt" fo:font-weight="normal" officeooo:rsid="002681f9" officeooo:paragraph-rsid="0028943a" style:font-size-asian="14pt" style:font-weight-asian="normal" style:font-size-complex="14pt" style:font-weight-complex="normal"/>
    </style:style>
    <style:style style:name="P20" style:family="paragraph" style:parent-style-name="Table_20_Contents">
      <style:text-properties fo:font-size="18pt" officeooo:rsid="0023f481" officeooo:paragraph-rsid="0023f481" style:font-size-asian="18pt" style:font-size-complex="18pt"/>
    </style:style>
    <style:style style:name="P21" style:family="paragraph" style:parent-style-name="Table_20_Contents">
      <style:text-properties fo:font-size="18pt" officeooo:rsid="00258c28" officeooo:paragraph-rsid="00258c28" style:font-size-asian="18pt" style:font-size-complex="18pt"/>
    </style:style>
    <style:style style:name="P22" style:family="paragraph" style:parent-style-name="Table_20_Contents">
      <style:text-properties fo:font-size="18pt" officeooo:rsid="00290b51" officeooo:paragraph-rsid="00290b51" style:font-size-asian="18pt" style:font-size-complex="18pt"/>
    </style:style>
    <style:style style:name="P23" style:family="paragraph" style:parent-style-name="Table_20_Contents">
      <style:text-properties fo:color="#55308d" loext:opacity="100%" fo:font-size="18pt" fo:font-weight="bold" officeooo:rsid="0023f481" officeooo:paragraph-rsid="0023f481" style:font-size-asian="18pt" style:font-weight-asian="bold" style:font-size-complex="18pt" style:font-weight-complex="bold"/>
    </style:style>
    <style:style style:name="P24" style:family="paragraph" style:parent-style-name="Table_20_Contents">
      <style:text-properties fo:color="#55308d" loext:opacity="100%" fo:font-size="18pt" fo:font-weight="bold" officeooo:rsid="00258c28" officeooo:paragraph-rsid="00258c28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b9a5" style:font-size-asian="14pt" style:font-size-complex="14pt"/>
    </style:style>
    <style:style style:name="T3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" style:family="text">
      <style:text-properties officeooo:rsid="001eb6bd"/>
    </style:style>
    <style:style style:name="T5" style:family="text">
      <style:text-properties officeooo:rsid="0028943a"/>
    </style:style>
    <style:style style:name="T6" style:family="text">
      <style:text-properties officeooo:rsid="00290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etwork setup</text:p>
      <text:p text:style-name="P1"/>
      <text:p text:style-name="P1">Audience URL</text:p>
      <text:p text:style-name="P1">internal: <text:a xlink:type="simple" xlink:href="http://192.168.88.2/" text:style-name="Internet_20_link" text:visited-style-name="Visited_20_Internet_20_Link">http://192.168.88.2/</text:a> <text:s text:c="9"/></text:p>
      <text:p text:style-name="P2">external: <text:a xlink:type="simple" xlink:href="http://192.168.88.2/" text:style-name="Internet_20_link" text:visited-style-name="Visited_20_Internet_20_Link">http://192.168.88.2/</text:a> </text:p>
      <text:p text:style-name="P8"><text:span text:style-name="T2">static DNS: <text:s/></text:span><text:span text:style-name="T3">z</text:span><text:span text:style-name="T1">/</text:span><text:span text:style-name="T2"> <text:s text:c="3"/></text:span><text:span text:style-name="T1">z/lan/ <text:s text:c="2"/></text:span><text:span text:style-name="T3">zscore</text:span><text:span text:style-name="T1">/ <text:s text:c="3"/>zscore.lan/ <text:s text:c="2"/></text:span></text:p>
      <text:p text:style-name="P1"/>
      <text:p text:style-name="P1"><text:span text:style-name="T4">Musician score </text:span>URL</text:p>
      <text:p text:style-name="P1"><text:a xlink:type="simple" xlink:href="http://192.168.88.2:8080/" text:style-name="Internet_20_link" text:visited-style-name="Visited_20_Internet_20_Link">http://192.168.88.2:8080/</text:a></text:p>
      <text:p text:style-name="P1"/>
      <text:p text:style-name="P3">DHCP pool audience: 10.2.2.10 – 10.2.2.254</text:p>
      <text:p text:style-name="P3"/>
      <text:p text:style-name="P3">Static IP Addresses </text:p>
      <text:p text:style-name="P3">192.168.88.2 <text:s text:c="3"/>ZScore server MBP 16 </text:p>
      <text:p text:style-name="P3">192.168.88.3 <text:s text:c="3"/>MAX MSP server MBP 15 </text:p>
      <text:p text:style-name="P3"/>
      <text:p text:style-name="P4">Microtic <text:s text:c="4"/>http://192.168.88.1/</text:p>
      <text:p text:style-name="P5">pwd nadimak 00</text:p>
      <text:p text:style-name="P6">shutdown <text:s/>System → Shutdown</text:p>
      <text:p text:style-name="P4">NAT rules IP → Firewall → NAT</text:p>
      <text:p text:style-name="P4">Guest queue Queues -&gt; GuestQueue</text:p>
      <text:p text:style-name="P4"/>
      <text:p text:style-name="P10">Union Rose Structur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40576158151920">
          <table:table-cell table:style-name="Table1.A1" office:value-type="string">
            <text:p text:style-name="P13">From</text:p>
          </table:table-cell>
          <table:table-cell table:style-name="Table1.A1" office:value-type="string">
            <text:p text:style-name="P13">To </text:p>
          </table:table-cell>
          <table:table-cell table:style-name="Table1.A1" office:value-type="string">
            <text:p text:style-name="P14">Section</text:p>
          </table:table-cell>
          <table:table-cell table:style-name="Table1.A1" office:value-type="string">
            <text:p text:style-name="P15">Circle</text:p>
          </table:table-cell>
          <table:table-cell table:style-name="Table1.E1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1">A</text:p>
          </table:table-cell>
          <table:table-cell table:style-name="Table1.A2" office:value-type="string">
            <text:p text:style-name="P15">c0</text:p>
          </table:table-cell>
          <table:table-cell table:style-name="Table1.E2" office:value-type="string">
            <text:p text:style-name="P15">I AM: <text:s/>ext texture, Centre shape</text:p>
          </table:table-cell>
        </table:table-row>
        <table:table-row table:style-name="Table1.2"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16</text:p>
          </table:table-cell>
          <table:table-cell table:style-name="Table1.A2" office:value-type="string">
            <text:p text:style-name="P24">A’</text:p>
          </table:table-cell>
          <table:table-cell table:style-name="Table1.A2" office:value-type="string">
            <text:p text:style-name="P18">1</text:p>
          </table:table-cell>
          <table:table-cell table:style-name="Table1.E2" office:value-type="string">
            <text:p text:style-name="P19">Page order Vote</text:p>
          </table:table-cell>
        </table:table-row>
        <table:table-row table:style-name="Table1.2">
          <table:table-cell table:style-name="Table1.A4" office:value-type="string">
            <text:p text:style-name="P20">17</text:p>
          </table:table-cell>
          <table:table-cell table:style-name="Table1.A4" office:value-type="string">
            <text:p text:style-name="P20">24</text:p>
          </table:table-cell>
          <table:table-cell table:style-name="Table1.A4" office:value-type="string">
            <text:p text:style-name="P21">B</text:p>
          </table:table-cell>
          <table:table-cell table:style-name="Table1.A4" office:value-type="string">
            <text:p text:style-name="P18">1</text:p>
          </table:table-cell>
          <table:table-cell table:style-name="Table1.E4" office:value-type="string">
            <text:p text:style-name="P15">I BELIEVE: love supreme tonal, <text:s/><text:span text:style-name="T5">speech</text:span></text:p>
          </table:table-cell>
        </table:table-row>
        <table:table-row table:style-name="Table1.2">
          <table:table-cell table:style-name="Table1.A4" office:value-type="string">
            <text:p text:style-name="P23">25</text:p>
          </table:table-cell>
          <table:table-cell table:style-name="Table1.A4" office:value-type="string">
            <text:p text:style-name="P23">32</text:p>
          </table:table-cell>
          <table:table-cell table:style-name="Table1.A4" office:value-type="string">
            <text:p text:style-name="P24">B’</text:p>
          </table:table-cell>
          <table:table-cell table:style-name="Table1.A4" office:value-type="string">
            <text:p text:style-name="P18">1</text:p>
          </table:table-cell>
          <table:table-cell table:style-name="Table1.E4" office:value-type="string">
            <text:p text:style-name="P16">Audience speech <text:span text:style-name="T5">+ Granulator (p29)</text:span></text:p>
          </table:table-cell>
        </table:table-row>
        <table:table-row table:style-name="Table1.2">
          <table:table-cell table:style-name="Table1.A2" office:value-type="string">
            <text:p text:style-name="P20">33</text:p>
          </table:table-cell>
          <table:table-cell table:style-name="Table1.A2" office:value-type="string">
            <text:p text:style-name="P20">40</text:p>
          </table:table-cell>
          <table:table-cell table:style-name="Table1.A2" office:value-type="string">
            <text:p text:style-name="P21">C</text:p>
          </table:table-cell>
          <table:table-cell table:style-name="Table1.A2" office:value-type="string">
            <text:p text:style-name="P18">1</text:p>
          </table:table-cell>
          <table:table-cell table:style-name="Table1.E2" office:value-type="string">
            <text:p text:style-name="P15">I WANT: staccato, <text:s text:c="2"/></text:p>
          </table:table-cell>
        </table:table-row>
        <table:table-row table:style-name="Table1.2">
          <table:table-cell table:style-name="Table1.A2" office:value-type="string">
            <text:p text:style-name="P23">41</text:p>
          </table:table-cell>
          <table:table-cell table:style-name="Table1.A2" office:value-type="string">
            <text:p text:style-name="P23">48</text:p>
          </table:table-cell>
          <table:table-cell table:style-name="Table1.A2" office:value-type="string">
            <text:p text:style-name="P24">C’</text:p>
          </table:table-cell>
          <table:table-cell table:style-name="Table1.A2" office:value-type="string">
            <text:p text:style-name="P18">1</text:p>
          </table:table-cell>
          <table:table-cell table:style-name="Table1.E2" office:value-type="string">
            <text:p text:style-name="P17">Audience speech. <text:span text:style-name="T6">Multiple tiles</text:span></text:p>
          </table:table-cell>
        </table:table-row>
        <table:table-row table:style-name="Table1.2">
          <table:table-cell table:style-name="Table1.A4" office:value-type="string">
            <text:p text:style-name="P20">49</text:p>
          </table:table-cell>
          <table:table-cell table:style-name="Table1.A4" office:value-type="string">
            <text:p text:style-name="P20">52</text:p>
          </table:table-cell>
          <table:table-cell table:style-name="Table1.A4" office:value-type="string">
            <text:p text:style-name="P22">CODA</text:p>
          </table:table-cell>
          <table:table-cell table:style-name="Table1.A4" office:value-type="string">
            <text:p text:style-name="P18">all</text:p>
          </table:table-cell>
          <table:table-cell table:style-name="Table1.E4" office:value-type="string">
            <text:p text:style-name="P15">A <text:span text:style-name="T6">repeat</text:span></text:p>
          </table:table-cell>
        </table:table-row>
        <table:table-row table:style-name="Table1.2">
          <table:table-cell table:style-name="Table1.A4" office:value-type="string">
            <text:p text:style-name="P23">53</text:p>
          </table:table-cell>
          <table:table-cell table:style-name="Table1.A4" office:value-type="string">
            <text:p text:style-name="P23">56</text:p>
          </table:table-cell>
          <table:table-cell table:style-name="Table1.A4" office:value-type="string">
            <text:p text:style-name="P24">CODA’</text:p>
          </table:table-cell>
          <table:table-cell table:style-name="Table1.A4" office:value-type="string">
            <text:p text:style-name="P18">all</text:p>
          </table:table-cell>
          <table:table-cell table:style-name="Table1.E4" office:value-type="string">
            <text:p text:style-name="P15"><text:span text:style-name="T6">B </text:span>chant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5:03:45.404733475</meta:creation-date>
    <meta:generator>LibreOffice/7.2.1.2$MacOSX_X86_64 LibreOffice_project/87b77fad49947c1441b67c559c339af8f3517e22</meta:generator>
    <dc:date>2022-02-21T19:40:43.088169031</dc:date>
    <meta:editing-duration>PT40M55S</meta:editing-duration>
    <meta:editing-cycles>11</meta:editing-cycles>
    <meta:document-statistic meta:table-count="1" meta:image-count="0" meta:object-count="0" meta:page-count="2" meta:paragraph-count="61" meta:word-count="128" meta:character-count="749" meta:non-whitespace-character-count="638"/>
  </office:meta>
</office:document-meta>
</file>